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text-properties officeooo:rsid="00046cb1" officeooo:paragraph-rsid="00046cb1"/>
    </style:style>
    <style:style style:name="P2" style:family="paragraph" style:parent-style-name="Standard">
      <style:text-properties fo:font-variant="normal" fo:text-transform="none" fo:color="#000000" loext:opacity="100%" style:font-name="Arial" fo:font-size="10.5pt" fo:letter-spacing="normal" fo:font-style="normal" fo:font-weight="normal" officeooo:rsid="00046cb1" officeooo:paragraph-rsid="00046cb1"/>
    </style:style>
    <style:style style:name="P3" style:family="paragraph" style:parent-style-name="Standard">
      <style:text-properties fo:font-variant="normal" fo:text-transform="none" fo:color="#000000" loext:opacity="100%" style:font-name="Arial" fo:font-size="10.5pt" fo:letter-spacing="normal" fo:font-style="normal" fo:font-weight="normal" officeooo:rsid="000aea76" officeooo:paragraph-rsid="000aea76"/>
    </style:style>
    <style:style style:name="P4" style:family="paragraph" style:parent-style-name="Standard">
      <style:text-properties officeooo:paragraph-rsid="00046cb1"/>
    </style:style>
    <style:style style:name="P5" style:family="paragraph" style:parent-style-name="Standard">
      <style:text-properties officeooo:rsid="0007b904" officeooo:paragraph-rsid="000a0f34"/>
    </style:style>
    <style:style style:name="P6" style:family="paragraph" style:parent-style-name="Standard">
      <style:text-properties fo:font-variant="normal" fo:text-transform="none" fo:color="#000000" loext:opacity="100%" style:font-name="Arial" fo:font-size="10.5pt" fo:letter-spacing="normal" fo:font-style="normal" fo:font-weight="normal" officeooo:rsid="0004e5cc" officeooo:paragraph-rsid="00046cb1"/>
    </style:style>
    <style:style style:name="P7" style:family="paragraph" style:parent-style-name="Standard">
      <style:text-properties fo:font-variant="normal" fo:text-transform="none" fo:color="#000000" loext:opacity="100%" style:font-name="Arial" fo:font-size="10.5pt" fo:letter-spacing="normal" fo:font-style="normal" fo:font-weight="normal" officeooo:rsid="000aea76" officeooo:paragraph-rsid="000aea76"/>
    </style:style>
    <style:style style:name="P8" style:family="paragraph" style:parent-style-name="Standard">
      <style:text-properties fo:font-variant="normal" fo:text-transform="none" fo:color="#000000" loext:opacity="100%" style:font-name="Arial" fo:font-size="10.5pt" fo:letter-spacing="normal" fo:font-style="normal" fo:font-weight="normal" officeooo:rsid="000e112f" officeooo:paragraph-rsid="000e112f"/>
    </style:style>
    <style:style style:name="P9" style:family="paragraph" style:parent-style-name="Standard">
      <style:text-properties fo:font-variant="normal" fo:text-transform="none" fo:color="#000000" loext:opacity="100%" style:font-name="Arial" fo:font-size="10.5pt" fo:letter-spacing="normal" fo:font-style="normal" fo:font-weight="normal" officeooo:rsid="0011051d" officeooo:paragraph-rsid="0011051d"/>
    </style:style>
    <style:style style:name="P10" style:family="paragraph" style:parent-style-name="Standard">
      <style:text-properties officeooo:paragraph-rsid="00046cb1"/>
    </style:style>
    <style:style style:name="P11" style:family="paragraph" style:parent-style-name="Standard">
      <style:text-properties officeooo:paragraph-rsid="000f61df"/>
    </style:style>
    <style:style style:name="P12" style:family="paragraph" style:parent-style-name="Text_20_body">
      <style:text-properties fo:font-variant="normal" fo:text-transform="none" fo:color="#000000" loext:opacity="100%" style:font-name="Arial" fo:font-size="10.5pt" fo:letter-spacing="normal" fo:font-style="normal" fo:font-weight="normal" officeooo:rsid="0004e5cc" officeooo:paragraph-rsid="00046cb1"/>
    </style:style>
    <style:style style:name="P1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Arial" fo:font-size="10.5pt" fo:letter-spacing="normal" fo:font-style="normal" fo:font-weight="normal" officeooo:rsid="0004e5cc"/>
    </style:style>
    <style:style style:name="P14"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Arial" fo:font-size="10.5pt" fo:letter-spacing="normal" fo:font-style="normal" fo:font-weight="normal" officeooo:rsid="0004e5cc"/>
    </style:style>
    <style:style style:name="P1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10.5pt" fo:letter-spacing="normal" fo:font-style="normal" fo:font-weight="normal" officeooo:rsid="0004e5cc"/>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loext:opacity="100%" style:text-line-through-style="none" style:text-line-through-type="none" style:font-name="Arial" fo:font-size="10.5pt" fo:letter-spacing="normal" fo:font-style="normal" style:text-underline-style="none" fo:font-weight="normal" officeooo:rsid="0004e5cc" style:text-blinking="false" loext:padding="0in" loext:border="none"/>
    </style:style>
    <style:style style:name="T1" style:family="text">
      <style:text-properties fo:font-variant="normal" fo:text-transform="none" fo:color="#000000" loext:opacity="100%" style:font-name="Arial" fo:font-size="10.5pt" fo:letter-spacing="normal" fo:font-style="normal" fo:font-weight="normal"/>
    </style:style>
    <style:style style:name="T2" style:family="text">
      <style:text-properties fo:font-variant="normal" fo:text-transform="none" fo:color="#000000" loext:opacity="100%" style:font-name="Arial" fo:font-size="10.5pt" fo:letter-spacing="normal" fo:font-style="normal" fo:font-weight="normal" officeooo:rsid="0004e5cc"/>
    </style:style>
    <style:style style:name="T3" style:family="text">
      <style:text-properties fo:font-variant="normal" fo:text-transform="none" fo:color="#000000" loext:opacity="100%" style:font-name="Arial" fo:font-size="10.5pt" fo:letter-spacing="normal" fo:font-style="normal" fo:font-weight="normal" officeooo:rsid="0005f2d3"/>
    </style:style>
    <style:style style:name="T4" style:family="text">
      <style:text-properties fo:font-variant="normal" fo:text-transform="none" fo:color="#000000" loext:opacity="100%" style:font-name="Arial" fo:font-size="10.5pt" fo:letter-spacing="normal" fo:font-style="normal" fo:font-weight="normal" officeooo:rsid="0007fc57"/>
    </style:style>
    <style:style style:name="T5" style:family="text">
      <style:text-properties fo:font-variant="normal" fo:text-transform="none" fo:color="#000000" loext:opacity="100%" style:font-name="Arial" fo:font-size="10.5pt" fo:letter-spacing="normal" fo:font-style="normal" fo:font-weight="normal" officeooo:rsid="00096949"/>
    </style:style>
    <style:style style:name="T6" style:family="text">
      <style:text-properties fo:font-variant="normal" fo:text-transform="none" fo:color="#000000" loext:opacity="100%" style:font-name="Arial" fo:font-size="10.5pt" fo:letter-spacing="normal" fo:font-style="normal" fo:font-weight="normal" officeooo:rsid="000a0f34"/>
    </style:style>
    <style:style style:name="T7" style:family="text">
      <style:text-properties fo:font-variant="normal" fo:text-transform="none" fo:color="#000000" loext:opacity="100%" style:font-name="Arial" fo:font-size="10.5pt" fo:letter-spacing="normal" fo:font-style="normal" fo:font-weight="normal" officeooo:rsid="000cc94d"/>
    </style:style>
    <style:style style:name="T8" style:family="text">
      <style:text-properties fo:font-variant="normal" fo:text-transform="none" fo:color="#000000" loext:opacity="100%" style:font-name="Arial" fo:font-size="10.5pt" fo:letter-spacing="normal" fo:font-style="normal" fo:font-weight="bold" officeooo:rsid="0004e5cc" style:font-weight-asian="bold" style:font-weight-complex="bold"/>
    </style:style>
    <style:style style:name="T9" style:family="text">
      <style:text-properties fo:font-variant="normal" fo:text-transform="none" fo:color="#000000" loext:opacity="100%" style:font-name="Arial" fo:font-size="10.5pt" fo:letter-spacing="normal" fo:font-style="normal" fo:font-weight="bold" officeooo:rsid="000cc94d" style:font-weight-asian="bold" style:font-weight-complex="bold"/>
    </style:style>
    <style:style style:name="T10" style:family="text">
      <style:text-properties officeooo:rsid="000cc94d"/>
    </style:style>
    <style:style style:name="T11" style:family="text">
      <style:text-properties style:text-line-through-style="none" style:text-line-through-type="none" style:text-underline-style="none" style:text-blinking="false" loext:padding="0in" loext:border="none"/>
    </style:style>
    <style:style style:name="T12" style:family="text">
      <style:text-properties officeooo:rsid="0011051d"/>
    </style:style>
    <text:list-style style:name="L1">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istical Analysis</text:p>
      <text:p text:style-name="P1"/>
      <text:p text:style-name="P4"><text:span text:style-name="T2">In this study we were interested in estimating the probability that a dog will be diagnosed with MUO within 60 days of the last vaccination, this is because from a pathogenetic point of view, if there is a causal relationship between vaccination and MUO this cannot manifest itself in a period of longer time. Therefore the </text:span><text:span text:style-name="T8">time from the last vaccination to the diagnosis of </text:span><text:span text:style-name="T9">MUO</text:span><text:span text:style-name="T7"> </text:span><text:span text:style-name="T2">represents the <text:s/>time to event outcome <text:s/>variable <text:s/>of <text:s/>interest. Statistical analysis of these variables is called time to event analysis or survival analysis even though the outcome is not always death.  In survival analysis, we use information on event status and follow up time to estimate a survival function. </text:span></text:p>
      <text:p text:style-name="P4"><text:span text:style-name="T2"/></text:p>
      <text:p text:style-name="P12">The Kaplan-Meier (KM) method is a non-parametric method used to estimate the survival probability from observed survival times (Kaplan and Meier, 1958).</text:p>
      <text:p text:style-name="P13">The survival probability at time <text:bookmark text:name="MathJax-Element-3-Frame"/><text:bookmark text:name="MathJax-Span-13"/><text:bookmark text:name="MathJax-Span-14"/><text:bookmark text:name="MathJax-Span-15"/><text:bookmark text:name="MathJax-Span-16"/><text:span text:style-name="T11">t</text:span><text:bookmark text:name="MathJax-Span-17"/><text:span text:style-name="T11">i</text:span>, <text:bookmark text:name="MathJax-Element-4-Frame"/><text:bookmark text:name="MathJax-Span-18"/><text:bookmark text:name="MathJax-Span-19"/><text:bookmark text:name="MathJax-Span-20"/><text:span text:style-name="T11">S</text:span><text:bookmark text:name="MathJax-Span-21"/><text:span text:style-name="T11">(</text:span><text:bookmark text:name="MathJax-Span-22"/><text:bookmark text:name="MathJax-Span-23"/><text:span text:style-name="T11">t</text:span><text:bookmark text:name="MathJax-Span-24"/><text:span text:style-name="T11">i</text:span><text:bookmark text:name="MathJax-Span-25"/><text:span text:style-name="T11">)</text:span>, is calculated as follow:</text:p>
      <text:p text:style-name="P16"><text:bookmark text:name="MathJax-Element-5-Frame"/><text:bookmark text:name="MathJax-Span-26"/><text:bookmark text:name="MathJax-Span-27"/><text:bookmark text:name="MathJax-Span-28"/>S<text:bookmark text:name="MathJax-Span-29"/>(<text:bookmark text:name="MathJax-Span-30"/><text:bookmark text:name="MathJax-Span-31"/>t<text:bookmark text:name="MathJax-Span-32"/>i<text:bookmark text:name="MathJax-Span-33"/>)<text:bookmark text:name="MathJax-Span-34"/>=<text:bookmark text:name="MathJax-Span-35"/>S<text:bookmark text:name="MathJax-Span-36"/>(<text:bookmark text:name="MathJax-Span-37"/><text:bookmark text:name="MathJax-Span-38"/>t<text:bookmark text:name="MathJax-Span-39"/><text:bookmark text:name="MathJax-Span-40"/><text:bookmark text:name="MathJax-Span-41"/>i<text:bookmark text:name="MathJax-Span-42"/>−<text:bookmark text:name="MathJax-Span-43"/>1<text:bookmark text:name="MathJax-Span-44"/>)<text:bookmark text:name="MathJax-Span-45"/>(<text:bookmark text:name="MathJax-Span-46"/>1<text:bookmark text:name="MathJax-Span-47"/>−<text:bookmark text:name="MathJax-Span-48"/><text:bookmark text:name="MathJax-Span-49"/><text:bookmark text:name="MathJax-Span-50"/>d<text:bookmark text:name="MathJax-Span-51"/>i<text:bookmark text:name="MathJax-Span-52"/><text:bookmark text:name="MathJax-Span-53"/>n<text:bookmark text:name="MathJax-Span-54"/>i<text:bookmark text:name="MathJax-Span-55"/>)</text:p>
      <text:p text:style-name="P15">Where,</text:p>
      <text:list xml:id="list902900509" text:style-name="L1">
        <text:list-item>
          <text:p text:style-name="P14"><text:bookmark text:name="MathJax-Element-6-Frame"/><text:bookmark text:name="MathJax-Span-56"/><text:bookmark text:name="MathJax-Span-57"/><text:bookmark text:name="MathJax-Span-58"/><text:span text:style-name="T11">S</text:span><text:bookmark text:name="MathJax-Span-59"/><text:span text:style-name="T11">(</text:span><text:bookmark text:name="MathJax-Span-60"/><text:bookmark text:name="MathJax-Span-61"/><text:span text:style-name="T11">t</text:span><text:bookmark text:name="MathJax-Span-62"/><text:bookmark text:name="MathJax-Span-63"/><text:bookmark text:name="MathJax-Span-64"/><text:span text:style-name="T11">i</text:span><text:bookmark text:name="MathJax-Span-65"/><text:span text:style-name="T11">−</text:span><text:bookmark text:name="MathJax-Span-66"/><text:span text:style-name="T11">1</text:span><text:bookmark text:name="MathJax-Span-67"/><text:span text:style-name="T11">)</text:span> = the probability of being alive at <text:bookmark text:name="MathJax-Element-7-Frame"/><text:bookmark text:name="MathJax-Span-68"/><text:bookmark text:name="MathJax-Span-69"/><text:bookmark text:name="MathJax-Span-70"/><text:bookmark text:name="MathJax-Span-71"/><text:span text:style-name="T11">t</text:span><text:bookmark text:name="MathJax-Span-72"/><text:bookmark text:name="MathJax-Span-73"/><text:bookmark text:name="MathJax-Span-74"/><text:span text:style-name="T11">i</text:span><text:bookmark text:name="MathJax-Span-75"/><text:span text:style-name="T11">−</text:span><text:bookmark text:name="MathJax-Span-76"/><text:span text:style-name="T11">1</text:span></text:p>
        </text:list-item>
        <text:list-item>
          <text:p text:style-name="P14"><text:bookmark text:name="MathJax-Element-8-Frame"/><text:bookmark text:name="MathJax-Span-77"/><text:bookmark text:name="MathJax-Span-78"/><text:bookmark text:name="MathJax-Span-79"/><text:bookmark text:name="MathJax-Span-80"/><text:span text:style-name="T11">n</text:span><text:bookmark text:name="MathJax-Span-81"/><text:span text:style-name="T11">i</text:span> = the number of patients alive just before <text:bookmark text:name="MathJax-Element-9-Frame"/><text:bookmark text:name="MathJax-Span-82"/><text:bookmark text:name="MathJax-Span-83"/><text:bookmark text:name="MathJax-Span-84"/><text:bookmark text:name="MathJax-Span-85"/><text:span text:style-name="T11">t</text:span><text:bookmark text:name="MathJax-Span-86"/><text:span text:style-name="T11">i</text:span></text:p>
        </text:list-item>
        <text:list-item>
          <text:p text:style-name="P14"><text:bookmark text:name="MathJax-Element-10-Frame"/><text:bookmark text:name="MathJax-Span-87"/><text:bookmark text:name="MathJax-Span-88"/><text:bookmark text:name="MathJax-Span-89"/><text:bookmark text:name="MathJax-Span-90"/><text:span text:style-name="T11">d</text:span><text:bookmark text:name="MathJax-Span-91"/><text:span text:style-name="T11">i</text:span> = the number of events at <text:bookmark text:name="MathJax-Element-11-Frame"/><text:bookmark text:name="MathJax-Span-92"/><text:bookmark text:name="MathJax-Span-93"/><text:bookmark text:name="MathJax-Span-94"/><text:bookmark text:name="MathJax-Span-95"/><text:span text:style-name="T11">t</text:span><text:bookmark text:name="MathJax-Span-96"/><text:span text:style-name="T11">i</text:span></text:p>
        </text:list-item>
        <text:list-item>
          <text:p text:style-name="P14"><text:bookmark text:name="MathJax-Element-12-Frame"/><text:bookmark text:name="MathJax-Span-97"/><text:bookmark text:name="MathJax-Span-98"/><text:bookmark text:name="MathJax-Span-99"/><text:bookmark text:name="MathJax-Span-100"/><text:span text:style-name="T11">t</text:span><text:bookmark text:name="MathJax-Span-101"/><text:span text:style-name="T11">0</text:span> = 0, <text:bookmark text:name="MathJax-Element-13-Frame"/><text:bookmark text:name="MathJax-Span-102"/><text:bookmark text:name="MathJax-Span-103"/><text:bookmark text:name="MathJax-Span-104"/><text:span text:style-name="T11">S</text:span><text:bookmark text:name="MathJax-Span-105"/><text:span text:style-name="T11">(</text:span><text:bookmark text:name="MathJax-Span-106"/><text:span text:style-name="T11">0</text:span><text:bookmark text:name="MathJax-Span-107"/><text:span text:style-name="T11">)</text:span> = 1</text:p>
        </text:list-item>
      </text:list>
      <text:p text:style-name="P13">The estimated probability (<text:bookmark text:name="MathJax-Element-14-Frame"/><text:bookmark text:name="MathJax-Span-108"/><text:bookmark text:name="MathJax-Span-109"/><text:bookmark text:name="MathJax-Span-110"/><text:span text:style-name="T11">S</text:span><text:bookmark text:name="MathJax-Span-111"/><text:span text:style-name="T11">(</text:span><text:bookmark text:name="MathJax-Span-112"/><text:span text:style-name="T11">t</text:span><text:bookmark text:name="MathJax-Span-113"/><text:span text:style-name="T11">)</text:span>) is a step function that changes value only at the time of each event. It’s also possible to compute confidence intervals for the survival probability.</text:p>
      <text:p text:style-name="P15">The KM survival curve, a plot of the KM survival probability against time, provides a useful summary of the data that can be used to estimate measures such as median survival time.</text:p>
      <text:p text:style-name="P6"/>
      <text:p text:style-name="P11"><text:span text:style-name="T3">We </text:span><text:span text:style-name="T2">prefer to generate cumulative incidence curves, as opposed to survival curves which show the cumulative probabilities of experiencing the event of interest </text:span><text:span text:style-name="T3">( diagnosis of MUO). </text:span><text:span text:style-name="T2"><text:s/>Cumulative incidence, or cumulative failure probability, is computed as 1-St </text:span></text:p>
      <text:p text:style-name="P4"><text:span text:style-name="T2"/></text:p>
      <text:p text:style-name="P4"><text:span text:style-name="T2"/></text:p>
      <text:p text:style-name="P5"><text:span text:style-name="T2">C</text:span><text:span text:style-name="T1">umulative incidence curve with 95% Confidence Interval was estimated with survfit function <text:s text:c="2"/>of survival package </text:span><text:span text:style-name="T4">(</text:span><text:span text:style-name="T1">T. Therneau 202</text:span><text:span text:style-name="T5">2</text:span><text:span text:style-name="T1">) and plotted with autoplot function of ggplot2 package (H. Wickham </text:span><text:span text:style-name="T4">2016) </text:span><text:span text:style-name="T1"><text:s/>o</text:span><text:span text:style-name="T4">n </text:span><text:span text:style-name="T1"><text:s/>R </text:span><text:span text:style-name="T4">language (R Core Team 2021). </text:span><text:span text:style-name="T6">Median Survival Time with 95%CI was estimated by mean <text:s/></text:span><text:span text:style-name="T2">Kaplan-Meier </text:span><text:span text:style-name="T6">method. </text:span></text:p>
      <text:p text:style-name="P6"/>
      <text:p text:style-name="P2"/>
      <text:p text:style-name="P3">Result<text:span text:style-name="T10">s</text:span></text:p>
      <text:p text:style-name="P8">Median Survival Time is 193 days (95%CI : 124-273). It means that the probability of diagnoses MUO after 193 days from last vaccination is 50%. <text:span text:style-name="T12">(fig)… A more detailed results are show in the cumulative event table, where for each dogs of the our sample are reported…. <text:s/></text:span></text:p>
      <text:p text:style-name="P9">As it is possibile observe the cumulative probability to have a diagnosis in the nwxt 60 days after vaccination is 13% (95%CI)</text:p>
      <text:p text:style-name="P9"/>
      <text:p text:style-name="P9"/>
      <text:p text:style-name="P9"/>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7:46:37.414715407</meta:creation-date>
    <dc:date>2022-03-13T10:44:36.130792458</dc:date>
    <meta:editing-duration>PT29M13S</meta:editing-duration>
    <meta:editing-cycles>5</meta:editing-cycles>
    <meta:generator>LibreOffice/7.2.5.2$Linux_X86_64 LibreOffice_project/20$Build-2</meta:generator>
    <meta:document-statistic meta:table-count="0" meta:image-count="0" meta:object-count="0" meta:page-count="1" meta:paragraph-count="17" meta:word-count="404" meta:character-count="2445" meta:non-whitespace-character-count="2046"/>
  </office:meta>
</office:document-meta>
</file>